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 style:data-style-name="N37">
      <style:table-cell-properties fo:background-color="#ffff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40"/>
    <style:style style:name="ce10" style:family="table-cell" style:parent-style-name="Default" style:data-style-name="N40">
      <style:table-cell-properties fo:background-color="#ffd7d7"/>
    </style:style>
    <style:style style:name="ce11" style:family="table-cell" style:parent-style-name="Default" style:data-style-name="N40">
      <style:table-cell-properties fo:background-color="#ffffa6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22-01-17" calcext:value-type="date">
            <text:p>01/17/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36H20M00S" calcext:value-type="time">
            <text:p>12:20</text:p>
          </table:table-cell>
          <table:table-cell office:value-type="time" office:time-value="PT13H26M00S" calcext:value-type="time">
            <text:p>13:26</text:p>
          </table:table-cell>
          <table:table-cell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60H20M00S" calcext:value-type="time">
            <text:p>12:20</text:p>
          </table:table-cell>
          <table:table-cell office:value-type="time" office:time-value="PT13H30M00S" calcext:value-type="time">
            <text:p>13:30</text:p>
          </table:table-cell>
          <table:table-cell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84H20M00S" calcext:value-type="time">
            <text:p>12:20</text:p>
          </table:table-cell>
          <table:table-cell office:value-type="time" office:time-value="PT13H33M00S" calcext:value-type="time">
            <text:p>13:33</text:p>
          </table:table-cell>
          <table:table-cell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08H20M00S" calcext:value-type="time">
            <text:p>12:20</text:p>
          </table:table-cell>
          <table:table-cell office:value-type="time" office:time-value="PT13H35M00S" calcext:value-type="time">
            <text:p>13:35</text:p>
          </table:table-cell>
          <table:table-cell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32H20M00S" calcext:value-type="time">
            <text:p>12:20</text:p>
          </table:table-cell>
          <table:table-cell office:value-type="time" office:time-value="PT13H38M00S" calcext:value-type="time">
            <text:p>13:38</text:p>
          </table:table-cell>
          <table:table-cell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56H20M00S" calcext:value-type="time">
            <text:p>12:20</text:p>
          </table:table-cell>
          <table:table-cell office:value-type="time" office:time-value="PT13H42M00S" calcext:value-type="time">
            <text:p>13:42</text:p>
          </table:table-cell>
          <table:table-cell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80H20M00S" calcext:value-type="time">
            <text:p>12:20</text:p>
          </table:table-cell>
          <table:table-cell office:value-type="time" office:time-value="PT13H45M00S" calcext:value-type="time">
            <text:p>13:45</text:p>
          </table:table-cell>
          <table:table-cell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04H20M00S" calcext:value-type="time">
            <text:p>12:2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28H20M00S" calcext:value-type="time">
            <text:p>12:20</text:p>
          </table:table-cell>
          <table:table-cell office:value-type="time" office:time-value="PT13H50M00S" calcext:value-type="time">
            <text:p>13:50</text:p>
          </table:table-cell>
          <table:table-cell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52H20M00S" calcext:value-type="time">
            <text:p>12:20</text:p>
          </table:table-cell>
          <table:table-cell office:value-type="time" office:time-value="PT13H53M00S" calcext:value-type="time">
            <text:p>13:53</text:p>
          </table:table-cell>
          <table:table-cell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2"/>
          <table:table-cell table:style-name="ce8"/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76H20M00S" calcext:value-type="time">
            <text:p>12:20</text:p>
          </table:table-cell>
          <table:table-cell office:value-type="time" office:time-value="PT14H04M00S" calcext:value-type="time">
            <text:p>14:04</text:p>
          </table:table-cell>
          <table:table-cell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433*0.16" office:value-type="float" office:value="69.28" calcext:value-type="float">
            <text:p>69.2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time" office:time-value="PT13H50M00S" calcext:value-type="time">
            <text:p>13:50</text:p>
          </table:table-cell>
          <table:table-cell table:style-name="ce10" office:value-type="time" office:time-value="PT14H34M00S" calcext:value-type="time">
            <text:p>14:34</text:p>
          </table:table-cell>
          <table:table-cell table:style-name="ce10" table:formula="of:=[.G14]-[.F14]" office:value-type="time" office:time-value="PT00H44M00S" calcext:value-type="time">
            <text:p>00:44</text:p>
          </table:table-cell>
          <table:table-cell table:style-name="ce5" table:formula="of:=HOUR([.H14])*60+MINUTE([.H14])" office:value-type="float" office:value="44" calcext:value-type="float">
            <text:p>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555*0.16" office:value-type="float" office:value="88.8" calcext:value-type="float">
            <text:p>88.8</text:p>
          </table:table-cell>
          <table:table-cell table:style-name="ce5" office:value-type="float" office:value="2.1" calcext:value-type="float">
            <text:p>2.1</text:p>
          </table:table-cell>
          <table:table-cell table:style-name="ce10" office:value-type="time" office:time-value="PT37H50M00S" calcext:value-type="time">
            <text:p>13:50</text:p>
          </table:table-cell>
          <table:table-cell table:style-name="ce10" office:value-type="time" office:time-value="PT14H56M00S" calcext:value-type="time">
            <text:p>14:56</text:p>
          </table:table-cell>
          <table:table-cell table:style-name="ce10" table:formula="of:=[.G15]-[.F15]" office:value-type="time" office:time-value="-PT22H54M00S" calcext:value-type="time">
            <text:p>01:06</text:p>
          </table:table-cell>
          <table:table-cell table:style-name="ce5" table:formula="of:=HOUR([.H15])*60+MINUTE([.H15])" office:value-type="float" office:value="66" calcext:value-type="float">
            <text:p>66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253*0.16" office:value-type="float" office:value="40.48" calcext:value-type="float">
            <text:p>40.48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54M00S" calcext:value-type="time">
            <text:p>15:54</text:p>
          </table:table-cell>
          <table:table-cell table:style-name="ce10" table:formula="of:=[.G16]-[.F16]" office:value-type="time" office:time-value="PT00H34M00S" calcext:value-type="time">
            <text:p>00:34</text:p>
          </table:table-cell>
          <table:table-cell table:style-name="ce5" table:formula="of:=HOUR([.H16])*60+MINUTE([.H16])" office:value-type="float" office:value="34" calcext:value-type="float">
            <text:p>34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391*0.16" office:value-type="float" office:value="62.56" calcext:value-type="float">
            <text:p>62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20M00S" calcext:value-type="time">
            <text:p>15:20</text:p>
          </table:table-cell>
          <table:table-cell table:style-name="ce10" office:value-type="time" office:time-value="PT15H58M00S" calcext:value-type="time">
            <text:p>15:58</text:p>
          </table:table-cell>
          <table:table-cell table:style-name="ce10" table:formula="of:=[.G17]-[.F17]" office:value-type="time" office:time-value="-PT23H22M00S" calcext:value-type="time">
            <text:p>00:38</text:p>
          </table:table-cell>
          <table:table-cell table:style-name="ce5" table:formula="of:=HOUR([.H17])*60+MINUTE([.H17])" office:value-type="float" office:value="38" calcext:value-type="float">
            <text:p>38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63H20M00S" calcext:value-type="time">
            <text:p>15:20</text:p>
          </table:table-cell>
          <table:table-cell table:style-name="ce10" office:value-type="time" office:time-value="PT16H03M00S" calcext:value-type="time">
            <text:p>16:03</text:p>
          </table:table-cell>
          <table:table-cell table:style-name="ce10" table:formula="of:=[.G18]-[.F18]" office:value-type="time" office:time-value="-PT47H17M00S" calcext:value-type="time">
            <text:p>00:43</text:p>
          </table:table-cell>
          <table:table-cell table:style-name="ce5" table:formula="of:=HOUR([.H18])*60+MINUTE([.H18])" office:value-type="float" office:value="43" calcext:value-type="float">
            <text:p>43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table:style-name="ce5"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40H35M00S" calcext:value-type="time">
            <text:p>16:35</text:p>
          </table:table-cell>
          <table:table-cell office:value-type="time" office:time-value="PT17H19M00S" calcext:value-type="time">
            <text:p>17:19</text:p>
          </table:table-cell>
          <table:table-cell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64H35M00S" calcext:value-type="time">
            <text:p>16:35</text:p>
          </table:table-cell>
          <table:table-cell office:value-type="time" office:time-value="PT17H30M00S" calcext:value-type="time">
            <text:p>17:30</text:p>
          </table:table-cell>
          <table:table-cell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0M00S" calcext:value-type="time">
            <text:p>13:10</text:p>
          </table:table-cell>
          <table:table-cell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16M00S" calcext:value-type="time">
            <text:p>13:16</text:p>
          </table:table-cell>
          <table:table-cell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2M00S" calcext:value-type="time">
            <text:p>13:22</text:p>
          </table:table-cell>
          <table:table-cell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342*0.16" office:value-type="float" office:value="54.72" calcext:value-type="float">
            <text:p>54.72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time" office:time-value="PT108H30M00S" calcext:value-type="time">
            <text:p>12:30</text:p>
          </table:table-cell>
          <table:table-cell table:style-name="ce10" office:value-type="time" office:time-value="PT13H30M00S" calcext:value-type="time">
            <text:p>13:30</text:p>
          </table:table-cell>
          <table:table-cell table:style-name="ce10" table:formula="of:=[.G26]-[.F26]" office:value-type="time" office:time-value="-PT95H00M00S" calcext:value-type="time">
            <text:p>01:00</text:p>
          </table:table-cell>
          <table:table-cell table:style-name="ce5" table:formula="of:=HOUR([.H26])*60+MINUTE([.H26])" office:value-type="float" office:value="60" calcext:value-type="float">
            <text:p>60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xy</text:p>
          </table:table-cell>
          <table:table-cell table:style-name="ce5"/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54M00S" calcext:value-type="time">
            <text:p>13:54</text:p>
          </table:table-cell>
          <table:table-cell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204H30M00S" calcext:value-type="time">
            <text:p>12:30</text:p>
          </table:table-cell>
          <table:table-cell office:value-type="time" office:time-value="PT14H03M00S" calcext:value-type="time">
            <text:p>14:03</text:p>
          </table:table-cell>
          <table:table-cell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 table:style-name="ce6"/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4H34M00S" calcext:value-type="time">
            <text:p>14:34</text:p>
          </table:table-cell>
          <table:table-cell table:style-name="ce11" table:formula="of:=[.G31]-[.F31]" office:value-type="time" office:time-value="PT00H34M00S" calcext:value-type="time">
            <text:p>00:34</text:p>
          </table:table-cell>
          <table:table-cell table:style-name="ce6" table:formula="of:=HOUR([.H31])*60+MINUTE([.H31])" office:value-type="float" office:value="34" calcext:value-type="float">
            <text:p>34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38H00M00S" calcext:value-type="time">
            <text:p>14:00</text:p>
          </table:table-cell>
          <table:table-cell table:style-name="ce11" office:value-type="time" office:time-value="PT14H38M00S" calcext:value-type="time">
            <text:p>14:38</text:p>
          </table:table-cell>
          <table:table-cell table:style-name="ce11" table:formula="of:=[.G32]-[.F32]" office:value-type="time" office:time-value="-PT23H22M00S" calcext:value-type="time">
            <text:p>00:38</text:p>
          </table:table-cell>
          <table:table-cell table:style-name="ce6" table:formula="of:=HOUR([.H32])*60+MINUTE([.H32])" office:value-type="float" office:value="38" calcext:value-type="float">
            <text:p>3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62H00M00S" calcext:value-type="time">
            <text:p>14:00</text:p>
          </table:table-cell>
          <table:table-cell table:style-name="ce11" office:value-type="time" office:time-value="PT14H39M00S" calcext:value-type="time">
            <text:p>14:39</text:p>
          </table:table-cell>
          <table:table-cell table:style-name="ce11" table:formula="of:=[.G33]-[.F33]" office:value-type="time" office:time-value="-PT47H21M00S" calcext:value-type="time">
            <text:p>00:39</text:p>
          </table:table-cell>
          <table:table-cell table:style-name="ce6" table:formula="of:=HOUR([.H33])*60+MINUTE([.H33])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86H00M00S" calcext:value-type="time">
            <text:p>14:00</text:p>
          </table:table-cell>
          <table:table-cell table:style-name="ce11" office:value-type="time" office:time-value="PT14H42M00S" calcext:value-type="time">
            <text:p>14:42</text:p>
          </table:table-cell>
          <table:table-cell table:style-name="ce11" table:formula="of:=[.G34]-[.F34]" office:value-type="time" office:time-value="-PT71H18M00S" calcext:value-type="time">
            <text:p>00:42</text:p>
          </table:table-cell>
          <table:table-cell table:style-name="ce6" table:formula="of:=HOUR([.H34])*60+MINUTE([.H34])" office:value-type="float" office:value="42" calcext:value-type="float">
            <text:p>4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10H00M00S" calcext:value-type="time">
            <text:p>14:00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table:formula="of:=[.G35]-[.F35]" office:value-type="time" office:time-value="-PT95H15M00S" calcext:value-type="time">
            <text:p>00:45</text:p>
          </table:table-cell>
          <table:table-cell table:style-name="ce6" table:formula="of:=HOUR([.H35])*60+MINUTE([.H35])" office:value-type="float" office:value="45" calcext:value-type="float">
            <text:p>4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34H00M00S" calcext:value-type="time">
            <text:p>14:00</text:p>
          </table:table-cell>
          <table:table-cell table:style-name="ce11" office:value-type="time" office:time-value="PT14H49M00S" calcext:value-type="time">
            <text:p>14:49</text:p>
          </table:table-cell>
          <table:table-cell table:style-name="ce11" table:formula="of:=[.G36]-[.F36]" office:value-type="time" office:time-value="-PT119H11M00S" calcext:value-type="time">
            <text:p>00:49</text:p>
          </table:table-cell>
          <table:table-cell table:style-name="ce6" table:formula="of:=HOUR([.H36])*60+MINUTE([.H36])" office:value-type="float" office:value="49" calcext:value-type="float">
            <text:p>4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58H00M00S" calcext:value-type="time">
            <text:p>14:00</text:p>
          </table:table-cell>
          <table:table-cell table:style-name="ce11" office:value-type="time" office:time-value="PT15H08M00S" calcext:value-type="time">
            <text:p>15:08</text:p>
          </table:table-cell>
          <table:table-cell table:style-name="ce11" table:formula="of:=[.G37]-[.F37]" office:value-type="time" office:time-value="-PT142H52M00S" calcext:value-type="time">
            <text:p>01:08</text:p>
          </table:table-cell>
          <table:table-cell table:style-name="ce6" table:formula="of:=HOUR([.H37])*60+MINUTE([.H37])" office:value-type="float" office:value="68" calcext:value-type="float">
            <text:p>6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82H00M00S" calcext:value-type="time">
            <text:p>14:00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table:formula="of:=[.G38]-[.F38]" office:value-type="time" office:time-value="-PT166H49M00S" calcext:value-type="time">
            <text:p>01:11</text:p>
          </table:table-cell>
          <table:table-cell table:style-name="ce6" table:formula="of:=HOUR([.H38])*60+MINUTE([.H38])" office:value-type="float" office:value="71" calcext:value-type="float">
            <text:p>7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06H00M00S" calcext:value-type="time">
            <text:p>14:00</text:p>
          </table:table-cell>
          <table:table-cell table:style-name="ce11" office:value-type="time" office:time-value="PT15H15M00S" calcext:value-type="time">
            <text:p>15:15</text:p>
          </table:table-cell>
          <table:table-cell table:style-name="ce11" table:formula="of:=[.G39]-[.F39]" office:value-type="time" office:time-value="-PT190H45M00S" calcext:value-type="time">
            <text:p>01:15</text:p>
          </table:table-cell>
          <table:table-cell table:style-name="ce6" table:formula="of:=HOUR([.H39])*60+MINUTE([.H39])" office:value-type="float" office:value="75" calcext:value-type="float">
            <text:p>7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30H00M00S" calcext:value-type="time">
            <text:p>14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table:formula="of:=[.G40]-[.F40]" office:value-type="time" office:time-value="-PT214H41M00S" calcext:value-type="time">
            <text:p>01:19</text:p>
          </table:table-cell>
          <table:table-cell table:style-name="ce6" table:formula="of:=HOUR([.H40])*60+MINUTE([.H40])" office:value-type="float" office:value="79" calcext:value-type="float">
            <text:p>7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41]-[.F41]" office:value-type="time" office:time-value="-PT238H38M00S" calcext:value-type="time">
            <text:p>01:22</text:p>
          </table:table-cell>
          <table:table-cell table:formula="of:=HOUR([.H41])*60+MINUTE([.H41])"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5H27M00S" calcext:value-type="time">
            <text:p>15:27</text:p>
          </table:table-cell>
          <table:table-cell table:formula="of:=[.G42]-[.F42]" office:value-type="time" office:time-value="-PT262H33M00S" calcext:value-type="time">
            <text:p>01:27</text:p>
          </table:table-cell>
          <table:table-cell table:formula="of:=HOUR([.H42])*60+MINUTE([.H42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5H35M00S" calcext:value-type="time">
            <text:p>15:35</text:p>
          </table:table-cell>
          <table:table-cell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341*0.16" office:value-type="float" office:value="54.56" calcext:value-type="float">
            <text:p>54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6H13M00S" calcext:value-type="time">
            <text:p>16:13</text:p>
          </table:table-cell>
          <table:table-cell table:style-name="ce10" table:formula="of:=[.G44]-[.F44]" office:value-type="time" office:time-value="PT00H43M00S" calcext:value-type="time">
            <text:p>00:43</text:p>
          </table:table-cell>
          <table:table-cell table:style-name="ce5" table:formula="of:=HOUR([.H44])*60+MINUTE([.H44])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501*0.16" office:value-type="float" office:value="80.16" calcext:value-type="float">
            <text:p>80.1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30M00S" calcext:value-type="time">
            <text:p>15:30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table:formula="of:=[.G45]-[.F45]" office:value-type="time" office:time-value="-PT23H10M00S" calcext:value-type="time">
            <text:p>00:50</text:p>
          </table:table-cell>
          <table:table-cell table:style-name="ce5" table:formula="of:=HOUR([.H45])*60+MINUTE([.H45])" office:value-type="float" office:value="50" calcext:value-type="float">
            <text:p>5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324*0.16" office:value-type="float" office:value="51.84" calcext:value-type="float">
            <text:p>51.84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table:formula="of:=[.G46]-[.F46]" office:value-type="time" office:time-value="PT00H55M00S" calcext:value-type="time">
            <text:p>00:55</text:p>
          </table:table-cell>
          <table:table-cell table:style-name="ce5" table:formula="of:=HOUR([.H46])*60+MINUTE([.H46])" office:value-type="float" office:value="55" calcext:value-type="float">
            <text:p>5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6*0.16" office:value-type="float" office:value="37.76" calcext:value-type="float">
            <text:p>37.7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41H00M00S" calcext:value-type="time">
            <text:p>17:00</text:p>
          </table:table-cell>
          <table:table-cell table:style-name="ce10" office:value-type="time" office:time-value="PT17H58M00S" calcext:value-type="time">
            <text:p>17:58</text:p>
          </table:table-cell>
          <table:table-cell table:style-name="ce10" table:formula="of:=[.G47]-[.F47]" office:value-type="time" office:time-value="-PT23H02M00S" calcext:value-type="time">
            <text:p>00:58</text:p>
          </table:table-cell>
          <table:table-cell table:style-name="ce5" table:formula="of:=HOUR([.H47])*60+MINUTE([.H47])" office:value-type="float" office:value="58" calcext:value-type="float">
            <text:p>5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65H00M00S" calcext:value-type="time">
            <text:p>17:00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table:formula="of:=[.G48]-[.F48]" office:value-type="time" office:time-value="-PT47H00M00S" calcext:value-type="time">
            <text:p>01:00</text:p>
          </table:table-cell>
          <table:table-cell table:style-name="ce5" table:formula="of:=HOUR([.H48])*60+MINUTE([.H48])" office:value-type="float" office:value="60" calcext:value-type="float">
            <text:p>60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table:style-name="ce5" table:number-columns-repeated="1011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11" office:value-type="time" office:time-value="PT13H09M00S" calcext:value-type="time">
            <text:p>13:09</text:p>
          </table:table-cell>
          <table:table-cell table:style-name="ce11" table:formula="of:=[.G49]-[.F49]" office:value-type="time" office:time-value="PT00H39M00S" calcext:value-type="time">
            <text:p>00:39</text:p>
          </table:table-cell>
          <table:table-cell table:style-name="ce6" table:formula="of:=HOUR([.H49])*60+MINUTE([.H49])" office:value-type="float" office:value="39" calcext:value-type="float">
            <text:p>3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36H30M00S" calcext:value-type="time">
            <text:p>12:30</text:p>
          </table:table-cell>
          <table:table-cell table:style-name="ce11" office:value-type="time" office:time-value="PT13H15M00S" calcext:value-type="time">
            <text:p>13:15</text:p>
          </table:table-cell>
          <table:table-cell table:style-name="ce11" table:formula="of:=[.G50]-[.F50]" office:value-type="time" office:time-value="-PT23H15M00S" calcext:value-type="time">
            <text:p>00:45</text:p>
          </table:table-cell>
          <table:table-cell table:style-name="ce6" table:formula="of:=HOUR([.H50])*60+MINUTE([.H50])" office:value-type="float" office:value="45" calcext:value-type="float">
            <text:p>4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60H30M00S" calcext:value-type="time">
            <text:p>12:30</text:p>
          </table:table-cell>
          <table:table-cell table:style-name="ce11" office:value-type="time" office:time-value="PT13H20M00S" calcext:value-type="time">
            <text:p>13:20</text:p>
          </table:table-cell>
          <table:table-cell table:style-name="ce11" table:formula="of:=[.G51]-[.F51]" office:value-type="time" office:time-value="-PT47H10M00S" calcext:value-type="time">
            <text:p>00:50</text:p>
          </table:table-cell>
          <table:table-cell table:style-name="ce6" table:formula="of:=HOUR([.H51])*60+MINUTE([.H51])" office:value-type="float" office:value="50" calcext:value-type="float">
            <text:p>5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84H30M00S" calcext:value-type="time">
            <text:p>12:30</text:p>
          </table:table-cell>
          <table:table-cell table:style-name="ce11" office:value-type="time" office:time-value="PT13H25M00S" calcext:value-type="time">
            <text:p>13:25</text:p>
          </table:table-cell>
          <table:table-cell table:style-name="ce11" table:formula="of:=[.G52]-[.F52]" office:value-type="time" office:time-value="-PT71H05M00S" calcext:value-type="time">
            <text:p>00:55</text:p>
          </table:table-cell>
          <table:table-cell table:style-name="ce6" table:formula="of:=HOUR([.H52])*60+MINUTE([.H52])" office:value-type="float" office:value="55" calcext:value-type="float">
            <text:p>5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08H30M00S" calcext:value-type="time">
            <text:p>12:3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11" table:formula="of:=[.G53]-[.F53]" office:value-type="time" office:time-value="-PT95H00M00S" calcext:value-type="time">
            <text:p>01:00</text:p>
          </table:table-cell>
          <table:table-cell table:style-name="ce6" table:formula="of:=HOUR([.H53])*60+MINUTE([.H53])" office:value-type="float" office:value="60" calcext:value-type="float">
            <text:p>6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table:style-name="ce6"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44M00S" calcext:value-type="time">
            <text:p>13:44</text:p>
          </table:table-cell>
          <table:table-cell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0M00S" calcext:value-type="time">
            <text:p>13:50</text:p>
          </table:table-cell>
          <table:table-cell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53M00S" calcext:value-type="time">
            <text:p>14:53</text:p>
          </table:table-cell>
          <table:table-cell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5H17M00S" calcext:value-type="time">
            <text:p>15:17</text:p>
          </table:table-cell>
          <table:table-cell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63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87H30M00S" calcext:value-type="time">
            <text:p>15:30</text:p>
          </table:table-cell>
          <table:table-cell office:value-type="time" office:time-value="PT16H35M00S" calcext:value-type="time">
            <text:p>16:35</text:p>
          </table:table-cell>
          <table:table-cell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11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35H30M00S" calcext:value-type="time">
            <text:p>15:30</text:p>
          </table:table-cell>
          <table:table-cell office:value-type="time" office:time-value="PT16H45M00S" calcext:value-type="time">
            <text:p>16:45</text:p>
          </table:table-cell>
          <table:table-cell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9H30M00S" calcext:value-type="time">
            <text:p>15:30</text:p>
          </table:table-cell>
          <table:table-cell office:value-type="time" office:time-value="PT16H50M00S" calcext:value-type="time">
            <text:p>16:50</text:p>
          </table:table-cell>
          <table:table-cell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83H30M00S" calcext:value-type="time">
            <text:p>15:30</text:p>
          </table:table-cell>
          <table:table-cell office:value-type="time" office:time-value="PT16H55M00S" calcext:value-type="time">
            <text:p>16:55</text:p>
          </table:table-cell>
          <table:table-cell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207H30M00S" calcext:value-type="time">
            <text:p>15:30</text:p>
          </table:table-cell>
          <table:table-cell office:value-type="time" office:time-value="PT17H00M00S" calcext:value-type="time">
            <text:p>17:00</text:p>
          </table:table-cell>
          <table:table-cell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7H43M00S" calcext:value-type="time">
            <text:p>17:43</text:p>
          </table:table-cell>
          <table:table-cell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89H00M00S" calcext:value-type="time">
            <text:p>17:00</text:p>
          </table:table-cell>
          <table:table-cell office:value-type="time" office:time-value="PT17H46M00S" calcext:value-type="time">
            <text:p>17:46</text:p>
          </table:table-cell>
          <table:table-cell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13H00M00S" calcext:value-type="time">
            <text:p>17:00</text:p>
          </table:table-cell>
          <table:table-cell office:value-type="time" office:time-value="PT17H49M00S" calcext:value-type="time">
            <text:p>17:49</text:p>
          </table:table-cell>
          <table:table-cell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37H00M00S" calcext:value-type="time">
            <text:p>17:00</text:p>
          </table:table-cell>
          <table:table-cell office:value-type="time" office:time-value="PT17H52M00S" calcext:value-type="time">
            <text:p>17:52</text:p>
          </table:table-cell>
          <table:table-cell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table:number-columns-repeated="1011"/>
        </table:table-row>
      </table:table>
      <table:table table:name="Droplets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formula="of:=433*0.16" office:value-type="float" office:value="69.28" calcext:value-type="float">
            <text:p>69.28</text:p>
          </table:table-cell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formula="of:=555*0.16" office:value-type="float" office:value="88.8" calcext:value-type="float">
            <text:p>88.8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formula="of:=253*0.16" office:value-type="float" office:value="40.48" calcext:value-type="float">
            <text:p>40.48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formula="of:=391*0.16" office:value-type="float" office:value="62.56" calcext:value-type="float">
            <text:p>62.56</text:p>
          </table:table-cell>
          <table:table-cell table:number-columns-repeated="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595*0.16" office:value-type="float" office:value="95.2" calcext:value-type="float">
            <text:p>95.2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formula="of:=341*0.16" office:value-type="float" office:value="54.56" calcext:value-type="float">
            <text:p>54.56</text:p>
          </table:table-cell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formula="of:=501*0.16" office:value-type="float" office:value="80.16" calcext:value-type="float">
            <text:p>80.16</text:p>
          </table:table-cell>
          <table:table-cell table:number-columns-repeated="2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formula="of:=324*0.16" office:value-type="float" office:value="51.84" calcext:value-type="float">
            <text:p>51.84</text:p>
          </table:table-cell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formula="of:=236*0.16" office:value-type="float" office:value="37.76" calcext:value-type="float">
            <text:p>37.76</text:p>
          </table:table-cell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formula="of:=595*0.16" office:value-type="float" office:value="95.2" calcext:value-type="float">
            <text:p>95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22:13:21.8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3T23:34:24.027000000</dc:date>
    <meta:editing-duration>PT3H8M6S</meta:editing-duration>
    <meta:editing-cycles>5</meta:editing-cycles>
    <meta:generator>LibreOffice/7.2.5.2$Windows_X86_64 LibreOffice_project/499f9727c189e6ef3471021d6132d4c694f357e5</meta:generator>
    <meta:document-statistic meta:table-count="2" meta:cell-count="1044" meta:object-count="0"/>
  </office:meta>
</office:document-meta>
</file>